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dd1" officeooo:paragraph-rsid="000cddd1"/>
    </style:style>
    <style:style style:name="P2" style:family="paragraph" style:parent-style-name="Standard">
      <style:text-properties officeooo:rsid="000cddd1" officeooo:paragraph-rsid="00125685"/>
    </style:style>
    <style:style style:name="P3" style:family="paragraph" style:parent-style-name="Standard">
      <style:text-properties officeooo:rsid="000e5c57" officeooo:paragraph-rsid="000e5c57"/>
    </style:style>
    <style:style style:name="P4" style:family="paragraph" style:parent-style-name="Standard">
      <style:text-properties officeooo:rsid="000e5c57" officeooo:paragraph-rsid="000f8c79"/>
    </style:style>
    <style:style style:name="P5" style:family="paragraph" style:parent-style-name="Standard">
      <style:text-properties officeooo:rsid="000e5c57" officeooo:paragraph-rsid="00122e74"/>
    </style:style>
    <style:style style:name="P6" style:family="paragraph" style:parent-style-name="Standard">
      <style:text-properties officeooo:rsid="000e5c57" officeooo:paragraph-rsid="00125685"/>
    </style:style>
    <style:style style:name="P7" style:family="paragraph" style:parent-style-name="Standard">
      <style:text-properties officeooo:rsid="000f8c79" officeooo:paragraph-rsid="000f8c79"/>
    </style:style>
    <style:style style:name="P8" style:family="paragraph" style:parent-style-name="Standard">
      <style:text-properties fo:font-weight="bold" officeooo:rsid="000f8c79" officeooo:paragraph-rsid="000f8c79" style:font-weight-asian="bold" style:font-weight-complex="bold"/>
    </style:style>
    <style:style style:name="P9" style:family="paragraph" style:parent-style-name="Standard">
      <style:text-properties fo:font-weight="bold" officeooo:rsid="000cddd1" officeooo:paragraph-rsid="000cddd1" style:font-weight-asian="bold" style:font-weight-complex="bold"/>
    </style:style>
    <style:style style:name="P10" style:family="paragraph" style:parent-style-name="Standard">
      <style:text-properties fo:font-weight="bold" officeooo:rsid="000e5c57" officeooo:paragraph-rsid="000e5c57" style:font-weight-asian="bold" style:font-weight-complex="bold"/>
    </style:style>
    <style:style style:name="P11" style:family="paragraph" style:parent-style-name="Standard">
      <style:text-properties fo:font-weight="bold" officeooo:rsid="000e5c57" officeooo:paragraph-rsid="000f8c79" style:font-weight-asian="bold" style:font-weight-complex="bold"/>
    </style:style>
    <style:style style:name="P12" style:family="paragraph" style:parent-style-name="Standard">
      <style:text-properties fo:font-weight="bold" officeooo:rsid="00125685" officeooo:paragraph-rsid="00125685" style:font-weight-asian="bold" style:font-weight-complex="bold"/>
    </style:style>
    <style:style style:name="P13" style:family="paragraph" style:parent-style-name="Standard">
      <style:text-properties style:text-underline-style="none" officeooo:rsid="000e5c57" officeooo:paragraph-rsid="000e5c57"/>
    </style:style>
    <style:style style:name="P14" style:family="paragraph" style:parent-style-name="Standard">
      <style:text-properties officeooo:rsid="00125685" officeooo:paragraph-rsid="00125685"/>
    </style:style>
    <style:style style:name="P15" style:family="paragraph" style:parent-style-name="Standard">
      <style:text-properties fo:color="#111111" loext:opacity="100%" style:text-underline-style="none" officeooo:rsid="000e5c57" officeooo:paragraph-rsid="000e5c57"/>
    </style:style>
    <style:style style:name="P16" style:family="paragraph" style:parent-style-name="Standard">
      <style:text-properties fo:color="#111111" loext:opacity="100%" style:text-underline-style="none" officeooo:rsid="001449d8" officeooo:paragraph-rsid="001449d8"/>
    </style:style>
    <style:style style:name="P17" style:family="paragraph" style:parent-style-name="Standard">
      <style:text-properties fo:color="#2a6099" loext:opacity="100%" officeooo:rsid="000cddd1" officeooo:paragraph-rsid="000cddd1"/>
    </style:style>
    <style:style style:name="P18" style:family="paragraph" style:parent-style-name="Standard">
      <style:text-properties fo:color="#158466" loext:opacity="100%" officeooo:rsid="000cddd1" officeooo:paragraph-rsid="00125685"/>
    </style:style>
    <style:style style:name="T1" style:family="text">
      <style:text-properties officeooo:rsid="000cddd1"/>
    </style:style>
    <style:style style:name="T2" style:family="text">
      <style:text-properties officeooo:rsid="000cf125"/>
    </style:style>
    <style:style style:name="T3" style:family="text">
      <style:text-properties officeooo:rsid="000e5c5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f8c79"/>
    </style:style>
    <style:style style:name="T6" style:family="text">
      <style:text-properties officeooo:rsid="000f8c79"/>
    </style:style>
    <style:style style:name="T7" style:family="text">
      <style:text-properties style:text-underline-style="none" officeooo:rsid="000f8c79"/>
    </style:style>
    <style:style style:name="T8" style:family="text">
      <style:text-properties officeooo:rsid="00125685"/>
    </style:style>
    <style:style style:name="T9" style:family="text">
      <style:text-properties officeooo:rsid="00138b99"/>
    </style:style>
    <style:style style:name="T10" style:family="text">
      <style:text-properties fo:color="#111111" loext:opacity="100%"/>
    </style:style>
    <style:style style:name="T11" style:family="text">
      <style:text-properties fo:color="#111111" loext:opacity="100%" officeooo:rsid="00138b99"/>
    </style:style>
    <style:style style:name="T12" style:family="text">
      <style:text-properties officeooo:rsid="001449d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2a6099" loext:opacity="100%"/>
    </style:style>
    <style:style style:name="T15" style:family="text">
      <style:text-properties fo:color="#2a6099" loext:opacity="100%" officeooo:rsid="00125685"/>
    </style:style>
    <style:style style:name="T16" style:family="text">
      <style:text-properties fo:color="#2a6099" loext:opacity="100%" officeooo:rsid="000cddd1"/>
    </style:style>
    <style:style style:name="T17" style:family="text">
      <style:text-properties officeooo:rsid="00166e9a"/>
    </style:style>
    <style:style style:name="T18" style:family="text">
      <style:text-properties fo:color="#158466" loext:opacity="100%" officeooo:rsid="00125685"/>
    </style:style>
    <style:style style:name="T19" style:family="text">
      <style:text-properties fo:color="#158466" loext:opacity="100%" officeooo:rsid="000cdd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Synthèse du CDC « <text:span text:style-name="T17">Square Games » </text:span>– Stéphane et Pierre <text:s/>- 16 Janvier 2023</text:p>
      <text:p text:style-name="P7"/>
      <text:p text:style-name="P7"/>
      <text:p text:style-name="P9">Utilisateur</text:p>
      <text:p text:style-name="P1"><text:tab/><text:span text:style-name="T14">Login</text:span></text:p>
      <text:p text:style-name="P17"><text:tab/>Mdp</text:p>
      <text:p text:style-name="P17"><text:tab/>Avatar</text:p>
      <text:p text:style-name="P17"><text:tab/>Pseudo</text:p>
      <text:p text:style-name="P17"><text:tab/>Est connecté ?</text:p>
      <text:p text:style-name="P17"><text:tab/>L’utilisateur peut configurer son compte</text:p>
      <text:p text:style-name="P17"><text:tab/>Age </text:p>
      <text:p text:style-name="P17"><text:tab/><text:span text:style-name="T9">Son r</text:span>eprésentant légal (1 seul) <text:span text:style-name="T9">si il est mineur</text:span></text:p>
      <text:p text:style-name="P17"><text:span text:style-name="T9"><text:tab/>Achat de jetons pour liu-même ou pour un autre utilisateur</text:span></text:p>
      <text:p text:style-name="P17"><text:tab/>Solde de jetons</text:p>
      <text:p text:style-name="P1"><text:tab/>préférences de paiement</text:p>
      <text:p text:style-name="P1"><text:tab/>il a un joueur ou aucun</text:p>
      <text:p text:style-name="P1"><text:tab/></text:p>
      <text:p text:style-name="P10">Administrateur</text:p>
      <text:p text:style-name="P3"><text:tab/>ajuster les niveaux des joueurs artificiels <text:span text:style-name="T4">par jeu</text:span></text:p>
      <text:p text:style-name="P6"><text:tab/><text:span text:style-name="T18">definir et ajuster le m</text:span><text:span text:style-name="T19">ontant personnalisation d’un plateau</text:span></text:p>
      <text:p text:style-name="P18"><text:tab/><text:span text:style-name="T8">definir et ajuster le </text:span>montant personnalisation d’un pion</text:p>
      <text:p text:style-name="P1"/>
      <text:p text:style-name="P10">Joueur</text:p>
      <text:p text:style-name="P3"><text:tab/><text:span text:style-name="T2">Sauvegarde d’un jeu en-cours</text:span></text:p>
      <text:p text:style-name="P3"><text:tab/>Historique des jeux joués y compris des coups joués</text:p>
      <text:p text:style-name="P5"><text:tab/>Plateaux personnalisés <text:span text:style-name="T5">par jeu</text:span><text:span text:style-name="T7">, faire payer en jetons</text:span></text:p>
      <text:p text:style-name="P13"><text:tab/><text:span text:style-name="T6">Pions personnalisés </text:span><text:span text:style-name="T5">par jeu</text:span><text:span text:style-name="T6">, faire payer en jetons</text:span></text:p>
      <text:p text:style-name="P13"><text:tab/><text:span text:style-name="T6">Pion favori </text:span><text:span text:style-name="T5">par jeu</text:span></text:p>
      <text:p text:style-name="P15"><text:tab/><text:span text:style-name="T12">Score</text:span></text:p>
      <text:p text:style-name="P15"/>
      <text:p text:style-name="P16"><text:span text:style-name="T13">Scores</text:span></text:p>
      <text:p text:style-name="P16"><text:tab/>date</text:p>
      <text:p text:style-name="P16"><text:tab/>jeu</text:p>
      <text:p text:style-name="P16"><text:tab/>joueurs</text:p>
      <text:p text:style-name="P16"><text:tab/>score par joueur</text:p>
      <text:p text:style-name="P3"/>
      <text:p text:style-name="P10">Plateaux</text:p>
      <text:p text:style-name="P3"><text:tab/><text:span text:style-name="T6">taille du plateau</text:span></text:p>
      <text:p text:style-name="P3"><text:tab/><text:span text:style-name="T6">taille de l’affichage</text:span></text:p>
      <text:p text:style-name="P3"><text:tab/><text:span text:style-name="T6">couleur des cases</text:span></text:p>
      <text:p text:style-name="P3"><text:tab/><text:span text:style-name="T6">autre ?</text:span></text:p>
      <text:p text:style-name="P3"><text:tab/></text:p>
      <text:p text:style-name="P10">Joueur artificiel</text:p>
      <text:p text:style-name="P3"><text:tab/>n niveaux possibles</text:p>
      <text:p text:style-name="P3"><text:tab/></text:p>
      <text:p text:style-name="P11"><text:span text:style-name="T6">Pion</text:span></text:p>
      <text:p text:style-name="P4"><text:tab/><text:span text:style-name="T6">motif</text:span></text:p>
      <text:p text:style-name="P4"><text:tab/><text:span text:style-name="T6">image</text:span></text:p>
      <text:p text:style-name="P4"><text:tab/><text:span text:style-name="T6">couleur</text:span><text:tab/></text:p>
      <text:p text:style-name="P1"/>
      <text:p text:style-name="P9">Jeux</text:p>
      <text:p text:style-name="P1"><text:soft-page-break/><text:tab/>Nom</text:p>
      <text:p text:style-name="P1"><text:tab/>Accessible par catégorie d’age</text:p>
      <text:p text:style-name="P1"><text:tab/><text:span text:style-name="T2">Tranche d’age pour jouer contre un autre humain</text:span></text:p>
      <text:p text:style-name="P1"><text:tab/><text:span text:style-name="T2">Sauvegarde des coups : liste</text:span></text:p>
      <text:p text:style-name="P1"><text:tab/><text:span text:style-name="T3">Plateau par défaut</text:span></text:p>
      <text:p text:style-name="P1"><text:tab/><text:span text:style-name="T6">pions par défaut</text:span></text:p>
      <text:p text:style-name="P2"><text:tab/><text:span text:style-name="T8">m</text:span>ontant personnalisation d’un plateau</text:p>
      <text:p text:style-name="P1"><text:tab/>montant personnalisation d’un pion</text:p>
      <text:p text:style-name="P1"><text:tab/></text:p>
      <text:p text:style-name="P1"><text:tab/></text:p>
      <text:p text:style-name="P9">Logiciel</text:p>
      <text:p text:style-name="P1"><text:tab/>si l’utilisateur est un mineur, certaines fonctionnalités seront accessibles que avec l’autorisation des parents</text:p>
      <text:p text:style-name="P1"/>
      <text:p text:style-name="P9">Interface de Paiement</text:p>
      <text:p text:style-name="P1"><text:tab/>achat de pack de jetons <text:span text:style-name="T9">si l’utilisateur a plus de 15 ans</text:span></text:p>
      <text:p text:style-name="P1"><text:tab/>taille des packs jetons</text:p>
      <text:p text:style-name="P1"><text:tab/>prix des packs de jetons</text:p>
      <text:p text:style-name="P1"><text:tab/>Modes de paiement</text:p>
      <text:p text:style-name="P1"/>
      <text:p text:style-name="P12">Banque de jetons</text:p>
      <text:p text:style-name="P14"><text:tab/>compte utilisateur</text:p>
      <text:p text:style-name="P14"><text:tab/>relevé de compte <text:span text:style-name="T9">(historique des opérations de crédits (achat jetons) et débit (consomation jetons)</text:span></text:p>
      <text:p text:style-name="P1"/>
      <text:p text:style-name="P1"/>
      <text:p text:style-name="P1"><text:tab/></text:p>
      <text:p text:style-name="P1"><text:tab/></text:p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0:26:06.212114614</meta:creation-date>
    <dc:date>2023-01-16T13:29:48.446636629</dc:date>
    <meta:editing-duration>PT51M5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68" meta:word-count="241" meta:character-count="1552" meta:non-whitespace-character-count="1311"/>
  </office:meta>
</office:document-meta>
</file>